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6"/>
    <style:style style:name="P73" style:family="paragraph" style:parent-style-name="Standard" style:list-style-name="L67"/>
    <style:style style:name="P74" style:family="paragraph" style:parent-style-name="Standard" style:list-style-name="L68"/>
    <style:style style:name="P75" style:family="paragraph" style:parent-style-name="Standard" style:list-style-name="L69"/>
    <style:style style:name="P76" style:family="paragraph" style:parent-style-name="Standard" style:list-style-name="L70"/>
    <style:style style:name="P77" style:family="paragraph" style:parent-style-name="Standard" style:list-style-name="L71"/>
    <style:style style:name="P78" style:family="paragraph" style:parent-style-name="Standard" style:list-style-name="L72"/>
    <style:style style:name="P79" style:family="paragraph" style:parent-style-name="Standard" style:list-style-name="L73"/>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3"/>
    <style:style style:name="P150" style:family="paragraph" style:parent-style-name="Standard" style:list-style-name="L144"/>
    <style:style style:name="P151" style:family="paragraph" style:parent-style-name="Standard" style:list-style-name="L145"/>
    <style:style style:name="P152" style:family="paragraph" style:parent-style-name="Standard" style:list-style-name="L146"/>
    <style:style style:name="P153" style:family="paragraph" style:parent-style-name="Standard" style:list-style-name="L147"/>
    <style:style style:name="P154" style:family="paragraph" style:parent-style-name="Standard" style:list-style-name="L149"/>
    <style:style style:name="P155" style:family="paragraph" style:parent-style-name="Standard" style:list-style-name="L148">
      <style:paragraph-properties fo:margin-left="0.9846in" fo:margin-right="0in" fo:text-indent="0in" style:auto-text-indent="false">
        <style:tab-stops/>
      </style:paragraph-properties>
    </style:style>
    <style:style style:name="P156" style:family="paragraph" style:parent-style-name="Text_20_body" style:list-style-name="L17"/>
    <style:style style:name="P157" style:family="paragraph" style:parent-style-name="Text_20_body" style:list-style-name="L26"/>
    <style:style style:name="P158" style:family="paragraph" style:parent-style-name="Text_20_body" style:list-style-name="L65">
      <style:text-properties style:font-name="ArialMT" fo:font-size="12pt"/>
    </style:style>
    <style:style style:name="P159" style:family="paragraph" style:parent-style-name="Text_20_body" style:list-style-name="L26">
      <style:paragraph-properties fo:margin-top="0.111in" fo:margin-bottom="0.111in"/>
    </style:style>
    <style:style style:name="P160" style:family="paragraph" style:parent-style-name="Text_20_body" style:list-style-name="L26">
      <style:paragraph-properties fo:margin-top="0.111in" fo:margin-bottom="0.111in"/>
      <style:text-properties fo:color="#000000"/>
    </style:style>
    <style:style style:name="P161" style:family="paragraph" style:parent-style-name="Text_20_body" style:list-style-name="L26">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4.5</text:p>
      <text:list xml:id="list4858341194704621414" text:style-name="L149">
        <text:list-item>
          <text:p text:style-name="P154">added a checkbox to enable selection of whether or not the camera response curve is shown on the lightcurve plot<text:line-break/></text:p>
        </text:list-item>
      </text:list>
      <text:p text:style-name="Standard">version 4.4.4</text:p>
      <text:list xml:id="list4243268371032783870" text:style-name="L1">
        <text:list-item>
          <text:p text:style-name="P9">detectability and normalization activities are written to dedicated log files:<text:line-break/> <text:s text:c="3"/>*.detectability.PYOTE.log<text:line-break/> <text:s text:c="3"/>*.normalization.PYOTE.log<text:line-break/></text:p>
        </text:list-item>
      </text:list>
      <text:p text:style-name="Standard">version 4.3.8</text:p>
      <text:list xml:id="list7987000909428708335" text:style-name="L2">
        <text:list-item>
          <text:p text:style-name="P10">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1864270651690894761" text:style-name="L3">
        <text:list-item>
          <text:p text:style-name="P11">removed the Pearson R metric – it was confusing and ineffective compared to the simple standard deviation metric<text:line-break/></text:p>
        </text:list-item>
        <text:list-item>
          <text:p text:style-name="P11">made it possible to select the points of the normalized target lightcurve to be included in the std metric<text:line-break/></text:p>
        </text:list-item>
      </text:list>
      <text:p text:style-name="Standard">version 4.3.6</text:p>
      <text:list xml:id="list4454509400214337253" text:style-name="L4">
        <text:list-item>
          <text:p text:style-name="P12">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6922870926677311330" text:style-name="L5">
        <text:list-item>
          <text:p text:style-name="P13">made the 'step-by' buttons radio buttons so that it is clear what the current step size is.<text:line-break/></text:p>
        </text:list-item>
        <text:list-item>
          <text:p text:style-name="P13">removed the automatic switch to the Lightcurve panel<text:line-break/><text:soft-page-break/></text:p>
        </text:list-item>
      </text:list>
      <text:p text:style-name="Standard">version 4.3.3</text:p>
      <text:list xml:id="list4219842813461091052" text:style-name="L6">
        <text:list-item>
          <text:p text:style-name="P14">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9126675870754596116" text:style-name="L7">
        <text:list-item>
          <text:p text:style-name="P15">adds step size selection for the Y offset spinboxes<text:line-break/></text:p>
        </text:list-item>
        <text:list-item>
          <text:p text:style-name="P15">activates the 'show' checkbox on reference curves so that the reference curve display can be turned off – but it will still be active behind the scenes, just not visible.<text:line-break/></text:p>
        </text:list-item>
      </text:list>
      <text:p text:style-name="Standard">version 4.3.1</text:p>
      <text:list xml:id="list2537960152117269361" text:style-name="L8">
        <text:list-item>
          <text:p text:style-name="P16">fixes an error message that occurs during the initial installation of a version that has a change to the number of tabs in the GUI<text:line-break/></text:p>
        </text:list-item>
      </text:list>
      <text:p text:style-name="Standard">version 4.3.0</text:p>
      <text:list xml:id="list6624552555094411684" text:style-name="L9">
        <text:list-item>
          <text:p text:style-name="P17">minor cosmetic cleanup to deal with Windows GUI differences (I hope it works – this is always a frustrating and mysterious area)<text:line-break/></text:p>
        </text:list-item>
      </text:list>
      <text:p text:style-name="Standard">version 4.2.9</text:p>
      <text:list xml:id="list396379587375118232" text:style-name="L10">
        <text:list-item>
          <text:p text:style-name="P18">adds the lightcurve used to the report generated during the detectability analysis<text:line-break/></text:p>
        </text:list-item>
        <text:list-item>
          <text:p text:style-name="P18">automatically clears the effect of previous normailzation when the reference lightcurve is changed (or deselected)<text:line-break/></text:p>
        </text:list-item>
      </text:list>
      <text:p text:style-name="Standard">version 4.2.8</text:p>
      <text:list xml:id="list4986818876395556703" text:style-name="L11">
        <text:list-item>
          <text:p text:style-name="P19">fixes 'trim problem'<text:line-break/></text:p>
        </text:list-item>
        <text:list-item>
          <text:p text:style-name="P19">adds 'step by' buttons that change the smoothing interval spinbox step size.<text:line-break/></text:p>
        </text:list-item>
      </text:list>
      <text:p text:style-name="Standard">version 4.2.6</text:p>
      <text:list xml:id="list4023261109144998674" text:style-name="L12">
        <text:list-item>
          <text:p text:style-name="P20">tidies up the lightcurve panel a bit and changes color samples for target and reference curves.<text:line-break/></text:p>
        </text:list-item>
      </text:list>
      <text:p text:style-name="Standard">version 4.2.5</text:p>
      <text:list xml:id="list1847635528057605405" text:style-name="L13">
        <text:list-item>
          <text:p text:style-name="P21">completes implementation of the time shift (left/right shift) of the reference curve for normalization.<text:line-break/></text:p>
        </text:list-item>
        <text:list-item>
          <text:p text:style-name="P21">adds dot color samples next to the lightcurve titles.<text:line-break/></text:p>
        </text:list-item>
      </text:list>
      <text:p text:style-name="Standard">version 4.2.4</text:p>
      <text:list xml:id="list1126503260277456689" text:style-name="L14">
        <text:list-item>
          <text:p text:style-name="P22">makes tab/panel order sticky<text:line-break/></text:p>
        </text:list-item>
        <text:list-item>
          <text:p text:style-name="P22"><text:soft-page-break/>analysis tab always opens first, but automatic switch to Lightcurves tab occurs upon file read.<text:line-break/></text:p>
        </text:list-item>
        <text:list-item>
          <text:p text:style-name="P22">'target' lightcurve cannot no longer be moved up or down. If there is an overlapping lightcurve, move the non-target lightcurve to clear the overlap.<text:line-break/></text:p>
        </text:list-item>
      </text:list>
      <text:p text:style-name="Standard">version 4.2.3</text:p>
      <text:list xml:id="list8636644916532956798" text:style-name="L15">
        <text:list-item>
          <text:p text:style-name="P23">fixes block integration that was broken by the new lightcurve selection code.<text:line-break/></text:p>
        </text:list-item>
        <text:list-item>
          <text:p text:style-name="P23">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281868096668861411" text:style-name="L16">
        <text:list-item>
          <text:p text:style-name="P24">adds logging/reporting of the curve (if any) used for normalization and the smoothing interval used.<text:line-break/> </text:p>
        </text:list-item>
      </text:list>
      <text:p text:style-name="Standard">version 4.2.2</text:p>
      <text:list xml:id="list2705712805939007442" text:style-name="L17">
        <text:list-item>
          <text:p text:style-name="P25">adds a new tab/panel for controlling the display of lightcurves. From the 'help button' on that tab:</text:p>
          <text:p text:style-name="P25"/>
          <text:p text:style-name="P156"><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interval</text:span> spinbox is changed from 0. Whenever this number is changed, a new normalization will result. If this number is returned to zero, all normalization is removed and the original values restored.</text:p>
      <text:p text:style-name="P7"><text:soft-page-break/>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465854642" text:continue-numbering="true" text:style-name="L17">
        <text:list-item>
          <text:p text:style-name="P25">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25">added (back again) a spinbox on the Setting/Misc. Tab that allows the dot size used in lightcurve plots to be changed.<text:line-break/></text:p>
        </text:list-item>
      </text:list>
      <text:p text:style-name="Standard">version 4.2.1</text:p>
      <text:list xml:id="list6789704744636936254" text:style-name="L18">
        <text:list-item>
          <text:p text:style-name="P26">fixed final report showing NE3 stuff even when NE3 not in use was checked.<text:line-break/></text:p>
        </text:list-item>
      </text:list>
      <text:p text:style-name="Standard">version 4.2.0</text:p>
      <text:list xml:id="list7528285294908230994" text:style-name="L19">
        <text:list-item>
          <text:p text:style-name="P27">improves annotation on <text:span text:style-name="T21">Detectability</text:span> plots by including the magDrop information.<text:line-break/></text:p>
        </text:list-item>
        <text:list-item>
          <text:p text:style-name="P27">eliminates the display of negative drops in the False-Positive histogram<text:line-break/> </text:p>
        </text:list-item>
      </text:list>
      <text:p text:style-name="Standard">version 4.1.9</text:p>
      <text:list xml:id="list7843116253195931209" text:style-name="L20">
        <text:list-item>
          <text:p text:style-name="P28">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1474468393295441176" text:style-name="L21">
        <text:list-item>
          <text:p text:style-name="P29">adds option to write sample light-curve from detectability analysis to a csv file that be imported to PyOTE.<text:line-break/></text:p>
        </text:list-item>
      </text:list>
      <text:p text:style-name="Standard">version 4.1.7</text:p>
      <text:list xml:id="list8745189621773675982" text:style-name="L22">
        <text:list-item>
          <text:p text:style-name="P30">adds the requirement to specify an observation duration when doing a detectability test<text:line-break/></text:p>
        </text:list-item>
        <text:list-item>
          <text:p text:style-name="P30">during a detectability test, if a detectable event was found, a sample light-curve showing such an event is plotted, otherwise the normal False-Positive plot will be shown.<text:line-break/></text:p>
        </text:list-item>
      </text:list>
      <text:p text:style-name="Standard">version 4.1.6</text:p>
      <text:list xml:id="list447646947872598969" text:style-name="L23">
        <text:list-item>
          <text:p text:style-name="P31">reenables Cholesky failure messages (disabled for testing)<text:line-break/></text:p>
        </text:list-item>
        <text:list-item>
          <text:p text:style-name="P31">Adds test to detectability routine so that the user cannot give an event duration that requires more points than are available in the observation.<text:line-break/></text:p>
        </text:list-item>
      </text:list>
      <text:p text:style-name="Standard">version 4.1.5</text:p>
      <text:list xml:id="list1776164612243452988" text:style-name="L24">
        <text:list-item>
          <text:p text:style-name="P32">changed error bar calculation reporting so that the the value reported in the containment interval report matches that reported in the Excel final report when there is no asymmetry present.</text:p>
          <text:p text:style-name="P32"/>
        </text:list-item>
      </text:list>
      <text:p text:style-name="Standard">version 4.1.4</text:p>
      <text:list xml:id="list2178551384704591496" text:style-name="L25">
        <text:list-item>
          <text:p text:style-name="P33"><text:soft-page-break/>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3712325770139325049" text:style-name="L26">
        <text:list-item>
          <text:p text:style-name="P157"><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59">For the Night Eagle 3, times extracted by PyOTE require only a VTI correction (if you use an IOTA VTI, there is no correction at all needed).</text:p>
        </text:list-item>
        <text:list-item>
          <text:p text:style-name="P159">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59">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59">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59">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59">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60">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text:soft-page-break/>should be greater than 30 frames (1 second) to use this setting. </text:p>
        </text:list-item>
        <text:list-item>
          <text:p text:style-name="P161">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31665184706323244" text:style-name="L27">
        <text:list-header>
          <text:p text:style-name="P34"/>
        </text:list-header>
      </text:list>
      <text:p text:style-name="Standard">version 4.1.2</text:p>
      <text:list xml:id="list4751273893421783696" text:style-name="L28">
        <text:list-item>
          <text:p text:style-name="P35">fixes bug when D only search has been selected<text:line-break/></text:p>
        </text:list-item>
      </text:list>
      <text:p text:style-name="Standard">version 4.1.1</text:p>
      <text:list xml:id="list753210170430335289" text:style-name="L29">
        <text:list-item>
          <text:p text:style-name="P36">fixes bug where signal columns beyond four were being read <text:s/>as duplicates of column 5.<text:line-break/></text:p>
        </text:list-item>
      </text:list>
      <text:p text:style-name="Standard">version 4.1.0</text:p>
      <text:list xml:id="list4488228666094649736" text:style-name="L30">
        <text:list-item>
          <text:p text:style-name="P37">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1063279477408816804" text:style-name="L31">
        <text:list-item>
          <text:p text:style-name="P38">fixes issue where PyOTE could not read files that it had written.<text:line-break/></text:p>
        </text:list-item>
      </text:list>
      <text:p text:style-name="Standard">version 4.0.8</text:p>
      <text:list xml:id="list9141928827548485500" text:style-name="L32">
        <text:list-item>
          <text:p text:style-name="P39">fixes bug (introduced by a misspelling in version 4.0.7) that kept csv files with more than four apertures from runnig.<text:line-break/></text:p>
        </text:list-item>
      </text:list>
      <text:p text:style-name="Standard">version 4.0.7</text:p>
      <text:list xml:id="list4229183952956067137" text:style-name="L33">
        <text:list-item>
          <text:p text:style-name="P40">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7381045966674186275" text:style-name="L34">
        <text:list-item>
          <text:p text:style-name="P41">minor GUI changes<text:line-break/></text:p>
        </text:list-item>
      </text:list>
      <text:p text:style-name="Standard">version 4.0.5</text:p>
      <text:list xml:id="list2604133015440244057" text:style-name="L35">
        <text:list-item>
          <text:p text:style-name="P42">if you click outside the light-curve, the closest point will be toggled (so you don't have to zoom in to select the leftmost or rightmost point in a light-curve.<text:line-break/><text:soft-page-break/></text:p>
        </text:list-item>
        <text:list-item>
          <text:p text:style-name="P42">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336365488209984663" text:style-name="L36">
        <text:list-item>
          <text:p text:style-name="P43">a few GUI changes<text:line-break/></text:p>
        </text:list-item>
        <text:list-item>
          <text:p text:style-name="P43">removed the Use as secondary check box. Now if secondary curve is selected (spinner is non-zero), it will be used automatically.<text:line-break/></text:p>
        </text:list-item>
      </text:list>
      <text:p text:style-name="Standard">version 4.0.3</text:p>
      <text:list xml:id="list599450790820247192" text:style-name="L37">
        <text:list-item>
          <text:p text:style-name="P44">implements a major GUI change: uses tabbed folders to group buttons and other controls. <text:line-break/></text:p>
        </text:list-item>
        <text:list-item>
          <text:p text:style-name="P44">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44">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7418958554431046356" text:style-name="L38">
        <text:list-item>
          <text:p text:style-name="P45">removed a debug print statement that was inadvertently left in. It is responsible for the “mouse event” messages polluting the log file.<text:line-break/></text:p>
        </text:list-item>
      </text:list>
      <text:p text:style-name="Standard">version 4.0.1</text:p>
      <text:list xml:id="list7826969688576302197" text:style-name="L39">
        <text:list-item>
          <text:p text:style-name="P46">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6206340158692128953" text:style-name="L40">
        <text:list-item>
          <text:p text:style-name="P47">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soft-page-break/></text:p>
        </text:list-item>
      </text:list>
      <text:p text:style-name="Standard">version 3.9.9</text:p>
      <text:list xml:id="list909846527022708765" text:style-name="L41">
        <text:list-item>
          <text:p text:style-name="P48">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7180555788787032405" text:style-name="L42">
        <text:list-item>
          <text:p text:style-name="P49">one more attempt to solve the gui sizing issue.<text:line-break/></text:p>
        </text:list-item>
        <text:list-item>
          <text:p text:style-name="P49">'sticky' settings are back but are now stored in <text:span text:style-name="T16">pyote.ini</text:span> instead of the<text:line-break/> obscure <text:span text:style-name="T16">simple-ote.ini<text:line-break/></text:span></text:p>
        </text:list-item>
      </text:list>
      <text:p text:style-name="Standard">version 3.9.7</text:p>
      <text:list xml:id="list8737380225697298970" text:style-name="L43">
        <text:list-item>
          <text:p text:style-name="P50">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1329906653137465809" text:style-name="L44">
        <text:list-item>
          <text:p text:style-name="P51">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9010056681700604808" text:style-name="L45">
        <text:list-item>
          <text:p text:style-name="P52">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1144269639377737264" text:style-name="L46">
        <text:list-item>
          <text:p text:style-name="P53">attempts to fix over-size initial gui.<text:line-break/></text:p>
        </text:list-item>
      </text:list>
      <text:p text:style-name="Standard"><text:soft-page-break/>version 3.9.3</text:p>
      <text:list xml:id="list7012778877023705505" text:style-name="L47">
        <text:list-item>
          <text:p text:style-name="P54">makes various improvements to the 'detectability' calculator to make it easier to use.<text:line-break/></text:p>
        </text:list-item>
      </text:list>
      <text:p text:style-name="Standard">version 3.9.2</text:p>
      <text:list xml:id="list8247915467825596257" text:style-name="L48">
        <text:list-item>
          <text:p text:style-name="P55">adds a 'detectability' calculator for use in pre-planning event observation.<text:line-break/></text:p>
        </text:list-item>
        <text:list-item>
          <text:p text:style-name="P55">'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8408799624224348708" text:style-name="L49">
        <text:list-item>
          <text:p text:style-name="P56">adds an snr calculation to the <text:span text:style-name="T18">Calc baseline stats</text:span> button.<text:line-break/></text:p>
        </text:list-item>
      </text:list>
      <text:p text:style-name="Standard">version 3.9.0</text:p>
      <text:list xml:id="list1803703136184588887" text:style-name="L50">
        <text:list-item>
          <text:p text:style-name="P57">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1375723103913781885" text:style-name="L51">
        <text:list-item>
          <text:p text:style-name="P58">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1398226332481627405" text:style-name="L52">
        <text:list-item>
          <text:p text:style-name="P59">fixed a bug that sometimes kept events that contained a single point at the bottom from producing a report.<text:line-break/></text:p>
        </text:list-item>
      </text:list>
      <text:p text:style-name="Standard">version 3.8.7</text:p>
      <text:list xml:id="list2306717540063863135" text:style-name="L53">
        <text:list-item>
          <text:p text:style-name="P60">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3873810705140915369" text:style-name="L54">
        <text:list-item>
          <text:p text:style-name="P61">checks for only a single light-curve in the csv file which was causing a 'list index out of range' error message<text:line-break/></text:p>
        </text:list-item>
      </text:list>
      <text:p text:style-name="Standard">version 3.8.5</text:p>
      <text:list xml:id="list8908524675659887820" text:style-name="L55">
        <text:list-item>
          <text:p text:style-name="P62">changed the way QGridLayout was referenced.<text:line-break/></text:p>
        </text:list-item>
      </text:list>
      <text:p text:style-name="Standard">version 3.8.4</text:p>
      <text:list xml:id="list7828004195250594790" text:style-name="L56">
        <text:list-item>
          <text:p text:style-name="P63">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3"><text:soft-page-break/></text:p>
        </text:list-item>
      </text:list>
      <text:p text:style-name="Standard">version 3.8.3</text:p>
      <text:list xml:id="list8007372095351217009" text:style-name="L57">
        <text:list-item>
          <text:p text:style-name="P64">adds display of light-curve name (if available in the csv file) to the curve-to-be-analyzed and the normalization curve next to their selection spinners.<text:line-break/></text:p>
        </text:list-item>
      </text:list>
      <text:p text:style-name="Standard">version 3.8.2</text:p>
      <text:list xml:id="list2401657567388047181" text:style-name="L58">
        <text:list-item>
          <text:p text:style-name="P65">3.7.5 introduced a scrollable GUI for small screens. Unfortunately, that caused resizing problem for all users. The version reverts back to the original GUI design.<text:line-break/></text:p>
        </text:list-item>
        <text:list-item>
          <text:p text:style-name="P65">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046282234505497938" text:style-name="L59">
        <text:list-item>
          <text:p text:style-name="P66">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6718139118582543119" text:style-name="L60">
        <text:list-item>
          <text:p text:style-name="P67">adds a tutorial button to supply a quick-start for new or infrequent users.<text:line-break/></text:p>
        </text:list-item>
      </text:list>
      <text:p text:style-name="Standard">version 3.7.9</text:p>
      <text:list xml:id="list32939906522187124" text:style-name="L61">
        <text:list-item>
          <text:p text:style-name="P68">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3929657830921056743" text:style-name="L62">
        <text:list-item>
          <text:p text:style-name="P69">added visible left, top, and bottom axes to main plot (with ticks to make easier to associate timestamp with point).<text:line-break/></text:p>
        </text:list-item>
      </text:list>
      <text:p text:style-name="Standard">version 3.7.7</text:p>
      <text:list xml:id="list6368162362966107413" text:style-name="L63">
        <text:list-item>
          <text:p text:style-name="P70">if timestamps are available in the csv file, they are used as x axis labels in the main plot.<text:line-break/></text:p>
        </text:list-item>
      </text:list>
      <text:p text:style-name="Standard">version 3.7.6</text:p>
      <text:list xml:id="list6366729823735684184" text:style-name="L64">
        <text:list-item>
          <text:p text:style-name="P71">changed the way QMainWindow and Qapplication were referenced to accommodate the latest Anaconda version, which has reorganized where those modules are stored. </text:p>
          <text:p text:style-name="P71">This was causing a fatal startup error.<text:line-break/> </text:p>
        </text:list-item>
      </text:list>
      <text:p text:style-name="Standard">version 3.7.5</text:p>
      <text:list xml:id="list8133986056657602825" text:style-name="L65">
        <text:list-item>
          <text:p text:style-name="P158"><text:soft-page-break/>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5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5006263378295829030" text:style-name="L66">
        <text:list-item>
          <text:p text:style-name="P72">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7989313486241577486" text:style-name="L67">
        <text:list-item>
          <text:p text:style-name="P73">adds code line needed by any Mac users that are running Big Sur<text:line-break/></text:p>
        </text:list-item>
      </text:list>
      <text:p text:style-name="Standard">version 3.7.2</text:p>
      <text:list xml:id="list1911268005601707420" text:style-name="L68">
        <text:list-item>
          <text:p text:style-name="P74">fixes bug that caused all analysis attempts to 'stall'</text:p>
        </text:list-item>
      </text:list>
      <text:p text:style-name="Standard"/>
      <text:p text:style-name="Standard">version 3.7.1</text:p>
      <text:list xml:id="list5107009906979146861" text:style-name="L69">
        <text:list-item>
          <text:p text:style-name="P75">fixed a bug in the r limb angle entry<text:line-break/></text:p>
        </text:list-item>
      </text:list>
      <text:p text:style-name="Standard">version 3.7.0</text:p>
      <text:list xml:id="list2358381186277525559" text:style-name="L70">
        <text:list-item>
          <text:p text:style-name="P76">adds right-click help to ast speed label giving the equation to use if asteroid speed is not available but asteroid diameter and maximum duration are specified<text:line-break/></text:p>
        </text:list-item>
        <text:list-item>
          <text:p text:style-name="P76">adds suggestion to right-click help on penumbral fit checkbox for how to find the penumbral curve csv file that is provided for practice purposes.<text:line-break/></text:p>
        </text:list-item>
      </text:list>
      <text:p text:style-name="Standard">version 3.6.8</text:p>
      <text:list xml:id="list6303027817361416527" text:style-name="L71">
        <text:list-item>
          <text:p text:style-name="P77">adds modeling of off centerline observations to lightcurve calibration curve generation<text:line-break/></text:p>
        </text:list-item>
      </text:list>
      <text:p text:style-name="Standard">version 3.6.7</text:p>
      <text:list xml:id="list5967271324102380709" text:style-name="L72">
        <text:list-item>
          <text:p text:style-name="P78">clarified the location of the Enable Manual Timestamp Entry checkbox in the pop-up message appears when there are no timestamps in the csv file.<text:line-break/></text:p>
        </text:list-item>
      </text:list>
      <text:p text:style-name="Standard"><text:soft-page-break/>version 3.6.6</text:p>
      <text:list xml:id="list6211092336293899078" text:style-name="L73">
        <text:list-item>
          <text:p text:style-name="P79">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6793147661229063994" text:style-name="L74">
        <text:list-item>
          <text:p text:style-name="P80">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907165903514289256" text:style-name="L75">
        <text:list-item>
          <text:p text:style-name="P81">version 3.6.2 would open .xlsx Report file on Mac, but not Windows. This version attempts to fix that (Windows needs a different command to open a file).<text:line-break/></text:p>
        </text:list-item>
      </text:list>
      <text:p text:style-name="Standard">version 3.6.2</text:p>
      <text:list xml:id="list4668573926789714674" text:style-name="L76">
        <text:list-item>
          <text:p text:style-name="P82">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86799628263106544" text:style-name="L77">
        <text:list-item>
          <text:p text:style-name="P83">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9166617754296406489" text:style-name="L78">
        <text:list-item>
          <text:p text:style-name="P84"><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soft-pag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84"><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211604829444532888" text:style-name="L79">
        <text:list-item>
          <text:p text:style-name="P85">fixed another bug in penumbral curve fit and removed diagnostic printouts.<text:line-break/></text:p>
        </text:list-item>
      </text:list>
      <text:p text:style-name="Standard">version 3.5.8</text:p>
      <text:list xml:id="list7078999146716447710" text:style-name="L80">
        <text:list-item>
          <text:p text:style-name="P86">fixed a number of bugs in the penumbral curve fit code<text:line-break/></text:p>
        </text:list-item>
      </text:list>
      <text:p text:style-name="Standard">version 3.5.7</text:p>
      <text:list xml:id="list8745555883500339330" text:style-name="L81">
        <text:list-item>
          <text:p text:style-name="P87">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1129617895093961028" text:style-name="L82">
        <text:list-item>
          <text:p text:style-name="P88">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269793606348191426" text:style-name="L83">
        <text:list-item>
          <text:p text:style-name="P89">fixed a bug that kept occultations from being extracted from lightcurves 5 and up. The lightcurves above 4 could be viewed --- they just couldn't be processed <text:soft-page-break/>through the event finder because they were a different type (coding error)<text:line-break/></text:p>
        </text:list-item>
      </text:list>
      <text:p text:style-name="Standard">version 3.5.4</text:p>
      <text:list xml:id="list5956957861476463679" text:style-name="L84">
        <text:list-item>
          <text:p text:style-name="P90">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8622822400583177254" text:style-name="L85">
        <text:list-item>
          <text:p text:style-name="P91">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611108372476599361" text:style-name="L86">
        <text:list-item>
          <text:p text:style-name="P92">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227715244187159138" text:style-name="L87">
        <text:list-item>
          <text:p text:style-name="P93">Added additional references to the North American Excel Spreadsheet report in the new section of the final report that bangs on about the start-of-exposure timing convention.<text:line-break/></text:p>
        </text:list-item>
      </text:list>
      <text:p text:style-name="Standard">version 3.5.0</text:p>
      <text:list xml:id="list6045601783748410023" text:style-name="L88">
        <text:list-item>
          <text:p text:style-name="P94">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4">NEW: when 'trims' have been placed, a 'write csv' process will honor those values and produce a 'trimmed' output file.<text:line-break/></text:p>
        </text:list-item>
        <text:list-item>
          <text:p text:style-name="P94">NEW: when a light curve has been 'normalized', the changed values are written to the data table where, once again, a 'write csv' process will capture the results.<text:line-break/></text:p>
        </text:list-item>
        <text:list-item>
          <text:p text:style-name="P94"><text:soft-page-break/>Added additional reminders that the start-of-exposure timestamp/timing convention is employed.</text:p>
        </text:list-item>
      </text:list>
      <text:p text:style-name="Standard"/>
      <text:p text:style-name="Standard">version 3.4.9</text:p>
      <text:list xml:id="list2602003244682276753" text:style-name="L89">
        <text:list-item>
          <text:p text:style-name="P95">Added some explanatory language to the “Excel report” section regarding the proper interpretation of the 'false positive probability' number.<text:line-break/></text:p>
        </text:list-item>
      </text:list>
      <text:p text:style-name="Standard">version 3.4.8</text:p>
      <text:list xml:id="list4222240585069658427" text:style-name="L90">
        <text:list-item>
          <text:p text:style-name="P96">This version deals more realistically with high magDrop lightcurves by defining a 'limiting magDrop' as: <text:line-break/><text:line-break/><text:tab/>limMagDrop = 2.5 * log10( B / std(A) ) <text:line-break/><text:line-break/><text:tab/>std(A) is the noise level of A.</text:p>
          <text:p text:style-name="P96"><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4627543485664974100" text:style-name="L91">
        <text:list-item>
          <text:p text:style-name="P97">Automatically loads the correct version of Adv2<text:line-break/></text:p>
        </text:list-item>
      </text:list>
      <text:p text:style-name="Standard">version 3.4.6</text:p>
      <text:list xml:id="list6183492700134003142" text:style-name="L92">
        <text:list-item>
          <text:p text:style-name="P98">Adds AAV Version 2 file as a type that can be read (important when Do OCR check is enabled)</text:p>
        </text:list-item>
      </text:list>
      <text:p text:style-name="Standard"/>
      <text:p text:style-name="Standard">version 3.4.5</text:p>
      <text:list xml:id="list7559898419513425800" text:style-name="L93">
        <text:list-item>
          <text:p text:style-name="P99">Fixes block integration which was failing when more than 4 lightcurves were being processed.<text:line-break/></text:p>
        </text:list-item>
        <text:list-item>
          <text:p text:style-name="P99">Made use diff and Do OCR checkboxes sticky.<text:line-break/></text:p>
        </text:list-item>
      </text:list>
      <text:p text:style-name="Standard">version 3.4.4</text:p>
      <text:list xml:id="list5344588482490507001" text:style-name="L94">
        <text:list-item>
          <text:p text:style-name="P100"><text:soft-page-break/>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5388101629671958923" text:style-name="L95">
        <text:list-item>
          <text:p text:style-name="P101">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5406761334398028551" text:style-name="L96">
        <text:list-item>
          <text:p text:style-name="P102">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9208341640305796993" text:style-name="L97">
        <text:list-item>
          <text:p text:style-name="P103">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3">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3">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text:soft-page-break/>version 3.4.0</text:p>
      <text:list xml:id="list2159343562432869482" text:style-name="L98">
        <text:list-item>
          <text:p text:style-name="P104">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2170375453540916897" text:style-name="L99">
        <text:list-item>
          <text:p text:style-name="P105">Automatically installs cv2 if not already present. <text:s/>This package is needed for the new frame view feature.<text:line-break/></text:p>
        </text:list-item>
      </text:list>
      <text:p text:style-name="Standard">version 3.3.8</text:p>
      <text:list xml:id="list4994315944722643004" text:style-name="L100">
        <text:list-item>
          <text:p text:style-name="P106">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210860487663281803" text:style-name="L101">
        <text:list-item>
          <text:p text:style-name="P107">A new button (View frame) with an associated spinner for entry of a frame number has been added:</text:p>
          <text:p text:style-name="P107"/>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text:soft-page-break/>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8493604706348195814" text:style-name="L102">
        <text:list-item>
          <text:p text:style-name="P108">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328166320612381590" text:style-name="L103">
        <text:list-item>
          <text:p text:style-name="P109">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1413284946234441194" text:style-name="L104">
        <text:list-item>
          <text:p text:style-name="P110">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151685073191484109" text:style-name="L105">
        <text:list-item>
          <text:p text:style-name="P111">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025440060332785382" text:style-name="L106">
        <text:list-item>
          <text:p text:style-name="P112">Changed main plot so that the scroll wheel only zooms the x axis.</text:p>
        </text:list-item>
        <text:list-item>
          <text:p text:style-name="P112">Changed lightcurve plot so that it conforms properly to 'start-of-exposure'.<text:line-break/></text:p>
        </text:list-item>
      </text:list>
      <text:p text:style-name="Standard">version 3.2.8</text:p>
      <text:list xml:id="list6380680840254243751" text:style-name="L107">
        <text:list-item>
          <text:p text:style-name="P113">Changed font size in help files --- it was fine for Mac but too big for Win10<text:line-break/></text:p>
        </text:list-item>
      </text:list>
      <text:p text:style-name="Standard">version 3.2.7</text:p>
      <text:list xml:id="list2150974089475862206" text:style-name="L108">
        <text:list-item>
          <text:p text:style-name="P114">Removed the 'hover-for-help' and replaced it with a 'right-click-on-item' to get help. <text:s/>This scheme was introduced in PyMovie and I found it easier to use than <text:soft-page-break/>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543925519760639669" text:style-name="L109">
        <text:list-item>
          <text:p text:style-name="P115">This is a 'cosmetic' release --- there should be NO detectable differences from version 3.2.5 in terms of functionality.</text:p>
        </text:list-item>
        <text:list-item>
          <text:p text:style-name="P115">All python files were brought into compliance with PEP 8 coding standards. <text:s/>Only I care about that.</text:p>
        </text:list-item>
        <text:list-item>
          <text:p text:style-name="P115">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15">All this 'cosmetic' work is in preparation for working on PyOTE issues again.<text:line-break/> </text:p>
        </text:list-item>
      </text:list>
      <text:p text:style-name="Standard">version 3.2.5</text:p>
      <text:list xml:id="list7837166889857396011" text:style-name="L110">
        <text:list-item>
          <text:p text:style-name="P116">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370410781406682323" text:style-name="L111">
        <text:list-item>
          <text:p text:style-name="P117">Modified the test for newer version to accommodate the different strings returned by pip 18.1 and pip 19.0+</text:p>
        </text:list-item>
        <text:list-item>
          <text:p text:style-name="P117">Added ability to invoke PyOTE from PyMovie with an externally supplied csv file that is automatically opened.<text:line-break/></text:p>
        </text:list-item>
      </text:list>
      <text:p text:style-name="Standard">version 3.2.3</text:p>
      <text:list xml:id="list3318185533659940287" text:style-name="L112">
        <text:list-item>
          <text:p text:style-name="P118">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8">Added support for the PyMovie csv format<text:line-break/></text:p>
        </text:list-item>
      </text:list>
      <text:p text:style-name="Standard">version 3.2.1</text:p>
      <text:list xml:id="list8449167767692471347" text:style-name="L113">
        <text:list-item>
          <text:p text:style-name="P119">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ext:soft-page-break/>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967863852051162789" text:style-name="L114">
        <text:list-item>
          <text:p text:style-name="P120">Changed GUI to better align text on min max edit boxes to avoid confusion.<text:line-break/></text:p>
        </text:list-item>
      </text:list>
      <text:p text:style-name="Standard">version 3.1.9</text:p>
      <text:list xml:id="list3023336529037062151" text:style-name="L115">
        <text:list-item>
          <text:p text:style-name="P121">Fixed a bug in the test for a min/max solution search being constrained by a too large min value.<text:line-break/></text:p>
        </text:list-item>
      </text:list>
      <text:p text:style-name="Standard">version 3.1.8</text:p>
      <text:list xml:id="list9160076744030881917" text:style-name="L116">
        <text:list-item>
          <text:p text:style-name="P122">version 3.1.7 was released without an updated version history. <text:s/>Here is what was changed in 3.1.7:<text:line-break/></text:p>
        </text:list-item>
        <text:list-item>
          <text:p text:style-name="P122">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4695118668506794867" text:style-name="L117">
        <text:list-item>
          <text:p text:style-name="P123">Values entered in the Manual Timestamp Entry dialog box are now 'sticky', thus making corrections easy to do without requiring re-entry of all data. </text:p>
          <text:p text:style-name="P123"><text:line-break/>Also trapped is the case where a user has entered a custom frame time but failed to click the radio button indicating that it is to be used.<text:line-break/></text:p>
        </text:list-item>
      </text:list>
      <text:p text:style-name="Standard">version 3.1.5:</text:p>
      <text:list xml:id="list148829562270690443" text:style-name="L118">
        <text:list-item>
          <text:p text:style-name="P124">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151822443740926325" text:style-name="L119">
        <text:list-item>
          <text:p text:style-name="P125">Fixed error in new dropped reading detection logic when light curve was <text:soft-page-break/>processed in field mode.<text:line-break/></text:p>
        </text:list-item>
        <text:list-item>
          <text:p text:style-name="P125">Cleaned up some language in tooltips.<text:line-break/></text:p>
        </text:list-item>
      </text:list>
      <text:p text:style-name="Standard">version 3.1.3:</text:p>
      <text:list xml:id="list8238080528211522972" text:style-name="L120">
        <text:list-item>
          <text:p text:style-name="P126">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6">Eliminated the 'entry num' column in the data matrix at the lower left of the GUI. The 'entry num' is unused and a possible source of confusion with the frame or field number for the unwary.<text:line-break/></text:p>
        </text:list-item>
        <text:list-item>
          <text:p text:style-name="P126">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284175288436784468" text:style-name="L121">
        <text:list-item>
          <text:p text:style-name="P12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525722463154433515" text:style-name="L122">
        <text:list-item>
          <text:p text:style-name="P12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8">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8">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5889355595573873643" text:style-name="L123">
        <text:list-item>
          <text:p text:style-name="P129">Added a Mac version of a pyote startup file. <text:s/>It is automatically placed on the Desktop the first time pyote is run. <text:s/>Double-clicking on that Desktop file icon will <text:soft-page-break/>start pyote thereafter.<text:line-break/> </text:p>
        </text:list-item>
      </text:list>
      <text:p text:style-name="Standard">version 3.0.8:</text:p>
      <text:list xml:id="list4318010188288265776" text:style-name="L124">
        <text:list-item>
          <text:p text:style-name="P13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666553842836144357" text:style-name="L125">
        <text:list-item>
          <text:p text:style-name="P131">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24034674209857001" text:style-name="L126">
        <text:list-item>
          <text:p text:style-name="P132">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7433948498579721100" text:style-name="L127">
        <text:list-item>
          <text:p text:style-name="P133">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783452634452272638" text:style-name="L128">
        <text:list-item>
          <text:p text:style-name="P134">Disable the Accept integration button when user overrides an automatic block analysis with a manual block selection followed by a click on the Block integrate button.<text:line-break/></text:p>
        </text:list-item>
      </text:list>
      <text:p text:style-name="Standard">version 2.1.4:</text:p>
      <text:list xml:id="list7157190347132802632" text:style-name="L129">
        <text:list-item>
          <text:p text:style-name="P135">Corrected a bug that kept manual selection of block integration from being performed after a refusal to accept the automatic block analysis results.<text:line-break/></text:p>
        </text:list-item>
      </text:list>
      <text:p text:style-name="Standard">version 2.1.3:</text:p>
      <text:list xml:id="list2646018592640970954" text:style-name="L130">
        <text:list-item>
          <text:p text:style-name="P136">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37384364065731528" text:style-name="L131">
        <text:list-item>
          <text:p text:style-name="P137">To ease usage of the automatic block integration feature, accepting the <text:soft-page-break/>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4760249622860719086" text:style-name="L132">
        <text:list-item>
          <text:p text:style-name="P138">Added progress bar tracking of block integration analysis because it can take an extended amount of time to complete the analysis when the light curve has many points.<text:line-break/></text:p>
        </text:list-item>
      </text:list>
      <text:p text:style-name="Standard">version 2.1.0</text:p>
      <text:list xml:id="list4194728562510870716" text:style-name="L133">
        <text:list-item>
          <text:p text:style-name="P139">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7121141707120981349" text:style-name="L134">
        <text:list-item>
          <text:p text:style-name="P140">Made the selection of Tooltip display 'sticky'</text:p>
        </text:list-item>
        <text:list-item>
          <text:p text:style-name="P140">Duration calculation when D and R span midnight now handled correctly</text:p>
        </text:list-item>
      </text:list>
      <text:p text:style-name="Standard"/>
      <text:p text:style-name="Standard">version 2.0.8</text:p>
      <text:list xml:id="list5184786595307302905" text:style-name="L135">
        <text:list-item>
          <text:p text:style-name="P141">toolTips changed to invoke and display in a custom dialog box that can be moved and resized to better accommodate legacy displays</text:p>
        </text:list-item>
        <text:list-item>
          <text:p text:style-name="P141">Calc flash timing calculation fixed to properly deal with the non-integer frame numbers that can result from field processed csv files</text:p>
        </text:list-item>
        <text:list-item>
          <text:p text:style-name="P141">Flash timing has been verified to work with integrated light curves</text:p>
        </text:list-item>
        <text:list-item>
          <text:p text:style-name="P141">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790751330943008370" text:style-name="L136">
        <text:list-item>
          <text:p text:style-name="P142">Adds a button to calculate the edge position of an LED timing flash.</text:p>
        </text:list-item>
        <text:list-item>
          <text:p text:style-name="P142">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42">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42">Adds a checkbox to force manual entry of timestamp info. <text:s/>This is useful when OCR on a VTI timed light curve has catastrophic errors. <text:s/>It is always employed when using LED flash timing.</text:p>
        </text:list-item>
      </text:list>
      <text:list xml:id="list3289044020940884285" text:style-name="L137">
        <text:list-item>
          <text:p text:style-name="P143"><text:soft-page-break/>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3894589688517274277" text:style-name="L138">
        <text:list-item>
          <text:p text:style-name="P144">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9163808559016949386" text:style-name="L139">
        <text:list-item>
          <text:p text:style-name="P145">files generated by pyote now contain PYOTE in the filename.<text:line-break/></text:p>
        </text:list-item>
        <text:list-item>
          <text:p text:style-name="P145">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509478997758690083" text:style-name="L140">
        <text:list-item>
          <text:p text:style-name="P14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699346613941571449" text:style-name="L141">
        <text:list-item>
          <text:p text:style-name="P147">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528566354272114456" text:style-name="L142">
        <text:list-item>
          <text:p text:style-name="P148">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969940749171796471" text:style-name="L143">
        <text:list-item>
          <text:p text:style-name="P149">improved handling of D and R region selection so that one cannot enter an invalid configuration --- automatic corrections/changes are applied.<text:line-break/></text:p>
        </text:list-item>
        <text:list-item>
          <text:p text:style-name="P149">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9">removes unneeded 'analyze noise' buttons and rearranged other buttons to be in-line rather than one above the other to allow the vertical splitter between the <text:soft-page-break/>plot area and report area more room to change (a help to those using screens with relatively low pixel densities).</text:p>
        </text:list-item>
      </text:list>
      <text:p text:style-name="Standard"/>
      <text:p text:style-name="Standard">version 1.47</text:p>
      <text:list xml:id="list2764989456610840400" text:style-name="L144">
        <text:list-item>
          <text:p text:style-name="P150">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7331009558503136062" text:style-name="L145">
        <text:list-item>
          <text:p text:style-name="P151">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100770427456342667" text:style-name="L146">
        <text:list-item>
          <text:p text:style-name="P152">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11755541093583195" text:style-name="L147">
        <text:list-item>
          <text:p text:style-name="P153"><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3">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3">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3">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2552440883813515533" text:style-name="L148">
        <text:list-item>
          <text:p text:style-name="P155">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24T09:48:48</dc:date>
    <meta:editing-cycles>193</meta:editing-cycles>
    <meta:editing-duration>P1DT2H28M17S</meta:editing-duration>
    <dc:creator>Robert Anderson</dc:creator>
    <meta:document-statistic meta:table-count="0" meta:image-count="3" meta:object-count="0" meta:page-count="27" meta:paragraph-count="393" meta:word-count="10232" meta:character-count="59696"/>
    <meta:template xlink:type="simple" xlink:actuate="onRequest" xlink:title="" xlink:href="Normal"/>
  </office:meta>
</office:document-meta>
</file>